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148EF98D817.png" manifest:media-type="image/png"/>
  <manifest:file-entry manifest:full-path="Pictures/10000001000000FE000001530F9F98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100%" draw:opacity-name="" draw:textarea-horizontal-align="justify" draw:textarea-vertical-align="middle" draw:auto-grow-height="false" fo:min-height="1cm" fo:min-width="0.75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100%" draw:opacity-name="" draw:textarea-horizontal-align="justify" draw:textarea-vertical-align="middle" draw:auto-grow-height="false" fo:min-height="8.198cm" fo:min-width="0.698cm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svg:stroke-width="0.053cm" svg:stroke-color="#ff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72cm" svg:height="8.969cm" svg:x="1.25cm" svg:y="1.331cm">
          <draw:image xlink:href="Pictures/10000001000000FE000001530F9F9811.png" xlink:type="simple" xlink:show="embed" xlink:actuate="onLoad" draw:mime-type="image/png">
            <text:p/>
          </draw:image>
        </draw:frame>
        <draw:frame draw:style-name="gr1" draw:text-style-name="P1" draw:layer="layout" svg:width="7.567cm" svg:height="8.678cm" svg:x="9.683cm" svg:y="1.322cm">
          <draw:image xlink:href="Pictures/100000010000011E00000148EF98D817.png" xlink:type="simple" xlink:show="embed" xlink:actuate="onLoad" draw:mime-type="image/png">
            <text:p/>
          </draw:image>
        </draw:frame>
        <draw:custom-shape draw:style-name="gr2" draw:text-style-name="P2" draw:layer="layout" svg:width="1.25cm" svg:height="1.2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8.5cm" svg:x="9.7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75cm" svg:y1="2.25cm" svg:x2="9.75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7T11:53:04.146000000</meta:creation-date>
    <dc:date>2025-10-17T11:56:04.170000000</dc:date>
    <meta:editing-duration>PT3M</meta:editing-duration>
    <meta:editing-cycles>1</meta:editing-cycles>
    <meta:document-statistic meta:object-count="5"/>
    <meta:generator>LibreOffice/7.6.5.2$Windows_X86_64 LibreOffice_project/38d5f62f85355c192ef5f1dd47c5c0c0c6d6598b</meta:generator>
  </office:meta>
</office:document-meta>
</file>